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handas"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style:font-name="Chandas" fo:language="ru" fo:country="RU"/>
    </style:style>
    <style:style style:name="P4" style:family="paragraph" style:parent-style-name="Text_20_body">
      <style:text-properties fo:language="ru" fo:country="RU"/>
    </style:style>
    <style:style style:name="T1" style:family="text">
      <style:text-properties officeooo:rsid="0001b262"/>
    </style:style>
    <style:style style:name="T2" style:family="text">
      <style:text-properties fo:font-variant="normal" fo:text-transform="none" fo:color="#1a202c" style:font-name="Roboto" fo:font-size="10.5pt" fo:letter-spacing="normal" fo:font-style="normal" fo:font-weight="bold" loext:padding="0.0193in" loext:border="0.06pt solid #e2e8f0"/>
    </style:style>
    <style:style style:name="T3" style:family="text">
      <style:text-properties fo:font-variant="normal" fo:text-transform="none" fo:color="#1a202c" style:font-name="Roboto" fo:font-size="10.5pt" fo:letter-spacing="normal" fo:font-style="normal" fo:font-weight="normal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eless компоненты</text:h>
      <text:p text:style-name="P3"/>
      <text:p text:style-name="P4">Компоненты делятся на 2 типа:</text:p>
      <text:p text:style-name="Text_20_body"><text:span text:style-name="Strong_20_Emphasis"><text:span text:style-name="T4">Statefull </text:span></text:span><text:span text:style-name="T4">- Компонент содержит state внутри.</text:span></text:p>
      <text:p text:style-name="Text_20_body"><text:span text:style-name="Strong_20_Emphasis"><text:span text:style-name="T4">Stateless </text:span></text:span><text:span text:style-name="T4">- Компонент не содержит state внутри и зависит только от props переданных извне.<text:line-break/><text:line-break/>90% ваших компонентов должны быть Stateless, ведь в таком случае их тестирование будет намного проще.</text:span></text:p>
      <text:p text:style-name="P4">Чем больше "стейтов" вы вынесите на верхний уровень комопнентов, тем проще будет тестировать и оптимизировать ваше приложение.</text:p>
      <text:p text:style-name="P3"/>
      <text:p text:style-name="P3">*<text:span text:style-name="T1">Подробнее расскажу на уроке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7:18:53.275544624</meta:creation-date>
    <dc:date>2020-04-25T17:21:07.273020737</dc:date>
    <meta:editing-duration>PT2M14S</meta:editing-duration>
    <meta:editing-cycles>1</meta:editing-cycles>
    <meta:document-statistic meta:table-count="0" meta:image-count="0" meta:object-count="0" meta:page-count="1" meta:paragraph-count="6" meta:word-count="63" meta:character-count="440" meta:non-whitespace-character-count="382"/>
    <meta:generator>LibreOffice/6.4.2.2$Linux_X86_64 LibreOffice_project/40$Build-2</meta:generator>
  </office:meta>
</office:document-meta>
</file>